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fo:font-weight="bold" officeooo:rsid="0012cc74" officeooo:paragraph-rsid="0012cc74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7pt" fo:font-weight="normal" officeooo:rsid="0012cc74" officeooo:paragraph-rsid="0012cc74" style:font-size-asian="14.8500003814697pt" style:font-weight-asian="normal" style:font-size-complex="1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7pt" officeooo:rsid="0012cc74" officeooo:paragraph-rsid="0012cc74" style:font-size-asian="14.8500003814697pt" style:font-size-complex="17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7pt" fo:font-style="normal" officeooo:rsid="0012cc74" officeooo:paragraph-rsid="0012cc74" style:font-size-asian="14.8500003814697pt" style:font-style-asian="normal" style:font-size-complex="17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7pt" fo:font-style="normal" officeooo:rsid="0012cc74" officeooo:paragraph-rsid="0014eebb" style:font-size-asian="14.8500003814697pt" style:font-style-asian="normal" style:font-size-complex="17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7pt" fo:font-style="normal" officeooo:rsid="0015c7b4" officeooo:paragraph-rsid="0015c7b4" style:font-size-asian="14.8500003814697pt" style:font-style-asian="normal" style:font-size-complex="17pt" style:font-style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2cc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6f8" style:font-weight-asian="bold" style:font-weight-complex="bold"/>
    </style:style>
    <style:style style:name="T3" style:family="text">
      <style:text-properties fo:font-weight="bold" officeooo:rsid="0014eeb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3f6f8" style:font-weight-asian="normal" style:font-weight-complex="normal"/>
    </style:style>
    <style:style style:name="T6" style:family="text">
      <style:text-properties fo:font-weight="normal" officeooo:rsid="0014eebb" style:font-weight-asian="normal" style:font-weight-complex="normal"/>
    </style:style>
    <style:style style:name="T7" style:family="text">
      <style:text-properties fo:font-weight="normal" officeooo:rsid="0015c7b4" style:font-weight-asian="normal" style:font-weight-complex="normal"/>
    </style:style>
    <style:style style:name="T8" style:family="text">
      <style:text-properties style:font-name="Ubuntu" fo:font-size="17pt" fo:font-weight="normal" officeooo:rsid="0012cc74" style:font-size-asian="14.8500003814697pt" style:font-weight-asian="normal" style:font-size-complex="17pt" style:font-weight-complex="normal"/>
    </style:style>
    <style:style style:name="T9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ulse</text:p>
      <text:p text:style-name="P2">Stack: <text:span text:style-name="T1">MERN (MongoDB, Express.js, React.js, Node.js)</text:span></text:p>
      <text:p text:style-name="P2">Codebase: &gt; 16k LoC</text:p>
      <text:p text:style-name="P2">Codebase Host: GitHub</text:p>
      <text:p text:style-name="P7"><text:span text:style-name="T8">Codebase URI: </text:span><text:a xlink:type="simple" xlink:href="https://github.com/LazarPetrovic1/impulse" text:style-name="Internet_20_link" text:visited-style-name="Visited_20_Internet_20_Link"><text:span text:style-name="T8">https://github.com/LazarPetrovic1/impulse</text:span></text:a></text:p>
      <text:p text:style-name="P3">Furthest branch ahead: <text:span text:style-name="T9">impulse-clone</text:span></text:p>
      <text:p text:style-name="P4">Stack transition: <text:span text:style-name="T1">none | | PERN</text:span></text:p>
      <text:p text:style-name="P4"><text:span text:style-name="T4">Branches nr: 3</text:span></text:p>
      <text:p text:style-name="P4"><text:span text:style-name="T7">Sta imamo</text:span><text:span text:style-name="T4">:</text:span></text:p>
      <text:p text:style-name="P4"><text:span text:style-name="T4">- auth (register, log in)</text:span></text:p>
      <text:p text:style-name="P5"><text:span text:style-name="T4">- forum (“</text:span><text:span text:style-name="T1">@/ForumRoutes</text:span><text:span text:style-name="T4">”, </text:span><text:span text:style-name="T1">CRUD</text:span><text:span text:style-name="T4"> w/ </text:span><text:span text:style-name="T6">CRUD </text:span><text:span text:style-name="T4">comments, </text:span><text:span text:style-name="T6">CRUD replies</text:span><text:span text:style-name="T4">, save)</text:span></text:p>
      <text:p text:style-name="P4"><text:span text:style-name="T4">- social (“</text:span><text:span text:style-name="T1">@/SocialRoutes</text:span><text:span text:style-name="T4">”, search &amp; visit)</text:span></text:p>
      <text:p text:style-name="P4"><text:span text:style-name="T4">- videos (“</text:span><text:span text:style-name="T1">@/VideoRoutes</text:span><text:span text:style-name="T4">”, </text:span><text:span text:style-name="T1">CRUD </text:span><text:span text:style-name="T4">w/ search, visit, </text:span><text:span text:style-name="T6">CRUD </text:span><text:span text:style-name="T4">comments, votes [like/dis/imp], </text:span><text:span text:style-name="T6">CRUD </text:span><text:span text:style-name="T4">replies, view-change, my videos &amp; category-segregation)</text:span></text:p>
      <text:p text:style-name="P4"><text:span text:style-name="T4">- chat (“</text:span><text:span text:style-name="T1">@/chat</text:span><text:span text:style-name="T4">”, w/ infinite-scroll, send-multimedia, gif, groups, delete group chat &amp; cron-chat-delete)</text:span></text:p>
      <text:p text:style-name="P4"><text:span text:style-name="T4">- </text:span><text:span text:style-name="T5">dashboard (“</text:span><text:span text:style-name="T2">@/dashboard</text:span><text:span text:style-name="T5">”, </text:span><text:span text:style-name="T2">CRU[!D]</text:span><text:span text:style-name="T5"> w/ infinite-scroll,</text:span><text:span text:style-name="T2"> </text:span><text:span text:style-name="T5">friends’ posts [“/”] {~ feed}, own profile [</text:span><text:span text:style-name="T2">!instant</text:span><text:span text:style-name="T5">])</text:span></text:p>
      <text:p text:style-name="P4"><text:span text:style-name="T5">- groups (“</text:span><text:span text:style-name="T2">@/group</text:span><text:span text:style-name="T5">”, </text:span><text:span text:style-name="T2">CR[!U]D </text:span><text:span text:style-name="T5">w/ CRUD posts, vote posts [like/dis/imp], CRUD comments, CRUD replies)</text:span></text:p>
      <text:p text:style-name="P5"><text:span text:style-name="T5">- </text:span><text:span text:style-name="T6">images (“</text:span><text:span text:style-name="T3">@/media</text:span><text:span text:style-name="T6">”, </text:span><text:span text:style-name="T3">CRUD </text:span><text:span text:style-name="T6">w/ votes [</text:span><text:span text:style-name="T4">like/dis/imp</text:span><text:span text:style-name="T6">])</text:span></text:p>
      <text:p text:style-name="P5"><text:span text:style-name="T6">- notifications (“</text:span><text:span text:style-name="T3">@/notifs</text:span><text:span text:style-name="T6">”, </text:span><text:span text:style-name="T7">da se doradi</text:span><text:span text:style-name="T6">)</text:span></text:p>
      <text:p text:style-name="P5"><text:span text:style-name="T6">- settings (“</text:span><text:span text:style-name="T3">@/settings</text:span><text:span text:style-name="T6">”, lang, theme, legacy font, dev mode, CRU[!D] account information, content policy, CRUD additional information, terms and conditions)</text:span></text:p>
      <text:p text:style-name="P6"><text:span text:style-name="T6">S</text:span><text:span text:style-name="T4">ta treba:</text:span></text:p>
      <text:p text:style-name="P6"><text:span text:style-name="T4">- auth (2 factor auth)</text:span></text:p>
      <text:p text:style-name="P6"><text:span text:style-name="T4">- forum (da se ukloni ili preradi)</text:span></text:p>
      <text:p text:style-name="P6"><text:span text:style-name="T4">- social (seems legit)</text:span></text:p>
      <text:p text:style-name="P6"><text:span text:style-name="T4">- videos (algoritam za recommended, search, autoplay, views)</text:span></text:p>
      <text:p text:style-name="P6"><text:span text:style-name="T4">- chat (video, audio, slanje txt fajlova I sprecavanje slanja skripti: .js, .py, .html, .css isl)</text:span></text:p>
      <text:p text:style-name="P6"><text:span text:style-name="T4">- dashboard (instantno sve)</text:span></text:p>
      <text:p text:style-name="P6"><text:span text:style-name="T4">- groups (CRUD grupe)</text:span></text:p>
      <text:p text:style-name="P6"><text:soft-page-break/><text:span text:style-name="T4">- images (</text:span><text:span text:style-name="T6">CRUD comments, CRUD replies</text:span><text:span text:style-name="T4">)</text:span></text:p>
      <text:p text:style-name="P6"><text:span text:style-name="T4">- notifications (slanje pravom coveku, zvuk, kad se klikne da vodi do post-a, notif istorija)</text:span></text:p>
      <text:p text:style-name="P6"><text:span text:style-name="T4">- settings (za sad legit, u buducnosti public API kao i documentation tab za dev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791in" fo:margin-right="0.476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14:30:00.344563662</meta:creation-date>
    <dc:date>2021-04-18T15:44:04.406615891</dc:date>
    <meta:editing-duration>PT3S</meta:editing-duration>
    <meta:editing-cycles>1</meta:editing-cycles>
    <meta:document-statistic meta:table-count="0" meta:image-count="0" meta:object-count="0" meta:page-count="2" meta:paragraph-count="30" meta:word-count="231" meta:character-count="1596" meta:non-whitespace-character-count="1395"/>
    <meta:generator>LibreOffice/6.0.7.3$Linux_X86_64 LibreOffice_project/00m0$Build-3</meta:generator>
  </office:meta>
</office:document-meta>
</file>